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officeooo:rsid="00108a77" officeooo:paragraph-rsid="00108a77"/>
    </style:style>
    <style:style style:name="P2" style:family="paragraph" style:parent-style-name="Standard">
      <style:paragraph-properties fo:margin-top="0in" fo:margin-bottom="0in" loext:contextual-spacing="false"/>
      <style:text-properties officeooo:rsid="00108a77" officeooo:paragraph-rsid="00127530"/>
    </style:style>
    <style:style style:name="P3" style:family="paragraph" style:parent-style-name="Standard">
      <style:paragraph-properties fo:margin-top="0in" fo:margin-bottom="0in" loext:contextual-spacing="false"/>
      <style:text-properties fo:font-style="italic" officeooo:rsid="00108a77" officeooo:paragraph-rsid="00108a77" style:font-style-asian="italic" style:font-style-complex="italic"/>
    </style:style>
    <style:style style:name="P4" style:family="paragraph" style:parent-style-name="Standard">
      <style:paragraph-properties fo:margin-top="0in" fo:margin-bottom="0in" loext:contextual-spacing="false"/>
      <style:text-properties fo:font-style="italic" officeooo:rsid="00108a77" officeooo:paragraph-rsid="00127530" style:font-style-asian="italic" style:font-style-complex="italic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weight="bold" style:font-weight-asian="bold"/>
    </style:style>
    <style:style style:name="T3" style:family="text">
      <style:text-properties fo:font-variant="normal" fo:text-transform="none" fo:font-style="normal" style:font-style-asian="normal" style:font-style-complex="normal"/>
    </style:style>
    <style:style style:name="T4" style:family="text">
      <style:text-properties fo:font-variant="normal" fo:text-transform="none" fo:font-style="normal" officeooo:rsid="00127530" style:font-style-asian="normal" style:font-style-complex="normal"/>
    </style:style>
    <style:style style:name="T5" style:family="text">
      <style:text-properties fo:font-variant="normal" fo:text-transform="none" fo:font-style="normal" officeooo:rsid="0013fca0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Question 1:</text:span><text:span text:style-name="T1"> Why are the encrypted versions (line</text:span>s 2 and <text:span text:style-name="T1">4) of gettysburg.txt so much harder to compress than the plaintext version</text:span> (line 6)?</text:p>
      <text:p text:style-name="P2"><text:tab/></text:p>
      <text:p text:style-name="P2"><text:tab/>Because they have been encrypted and therefore have a higher entropy. <text:s/>The character distribution, if plotted, would appear to be much more uniformly random. <text:s/></text:p>
      <text:p text:style-name="P1"/>
      <text:p text:style-name="P4"><text:span text:style-name="T2">Question 2:</text:span><text:span text:style-name="T1"> Why is the gettysburg.aes.gz</text:span><text:span text:style-name="T2"> larger</text:span><text:span text:style-name="T1"> than gettysburg.enc.gz, and even larger than gettysburg.aes? What does that suggest about the difference in entropy between AES's output and our product cipher's output?</text:span></text:p>
      <text:p text:style-name="P4"><text:span text:style-name="T3"/></text:p>
      <text:p text:style-name="P4"><text:span text:style-name="T3"><text:tab/></text:span><text:span text:style-name="T4">Gettysburg.aes.gz is larger than getty.enc.gz and gettysburg.aes because the .aes encryption of the file has the highest entropy of all the files, and the .gz version is larger yet because the </text:span><text:span text:style-name="T5">gzip format has a certain amount of overhead which adds to the file size so that it can accurately uncompress the file. <text:s/>This shows that AES has a higher entropy than our ‘encraption’ cipher. <text:s/></text:span></text:p>
      <text:p text:style-name="P4"><text:span text:style-name="T5"/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0:41:16.148861000</meta:creation-date>
    <dc:date>2017-04-28T11:07:22.128274000</dc:date>
    <meta:editing-duration>PT5M5S</meta:editing-duration>
    <meta:editing-cycles>1</meta:editing-cycles>
    <meta:document-statistic meta:table-count="0" meta:image-count="0" meta:object-count="0" meta:page-count="1" meta:paragraph-count="5" meta:word-count="144" meta:character-count="905" meta:non-whitespace-character-count="756"/>
    <meta:generator>LibreOffice/5.3.1.2$MacOSX_X86_64 LibreOffice_project/e80a0e0fd1875e1696614d24c32df0f95f03deb2</meta:generator>
  </office:meta>
</office:document-meta>
</file>